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Gotham 4r" svg:font-family="'Gotham 4r', 'Gotham A', 'Gotham B', Helvetica, Arial, sans-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4ff1" officeooo:paragraph-rsid="00044ff1"/>
    </style:style>
    <style:style style:name="P2" style:family="paragraph" style:parent-style-name="Standard">
      <style:text-properties officeooo:rsid="000768e2" officeooo:paragraph-rsid="000768e2"/>
    </style:style>
    <style:style style:name="P3" style:family="paragraph" style:parent-style-name="Standard">
      <style:text-properties officeooo:rsid="000768e2" officeooo:paragraph-rsid="00093624"/>
    </style:style>
    <style:style style:name="P4" style:family="paragraph" style:parent-style-name="Standard">
      <style:text-properties officeooo:paragraph-rsid="000768e2"/>
    </style:style>
    <style:style style:name="P5" style:family="paragraph" style:parent-style-name="Standard">
      <style:text-properties fo:color="#3465a4" officeooo:paragraph-rsid="000768e2"/>
    </style:style>
    <style:style style:name="P6" style:family="paragraph" style:parent-style-name="Standard">
      <style:text-properties officeooo:rsid="000beeba" officeooo:paragraph-rsid="000beeba"/>
    </style:style>
    <style:style style:name="P7" style:family="paragraph" style:parent-style-name="Standard">
      <style:text-properties officeooo:rsid="000dd07e" officeooo:paragraph-rsid="000dd07e"/>
    </style:style>
    <style:style style:name="P8" style:family="paragraph" style:parent-style-name="Standard">
      <style:text-properties fo:font-weight="bold" officeooo:rsid="000e829c" officeooo:paragraph-rsid="000e829c" style:font-weight-asian="bold" style:font-weight-complex="bold"/>
    </style:style>
    <style:style style:name="P9" style:family="paragraph" style:parent-style-name="Standard">
      <style:text-properties fo:font-weight="bold" officeooo:rsid="000ee488" officeooo:paragraph-rsid="000ee488" style:font-weight-asian="bold" style:font-weight-complex="bold"/>
    </style:style>
    <style:style style:name="P10" style:family="paragraph" style:parent-style-name="Standard">
      <style:text-properties fo:font-weight="bold" officeooo:rsid="001342d7" officeooo:paragraph-rsid="001342d7" style:font-weight-asian="bold" style:font-weight-complex="bold"/>
    </style:style>
    <style:style style:name="P11" style:family="paragraph" style:parent-style-name="Standard">
      <style:text-properties fo:font-weight="bold" officeooo:rsid="0018887b" officeooo:paragraph-rsid="001342d7" style:font-weight-asian="bold" style:font-weight-complex="bold"/>
    </style:style>
    <style:style style:name="P12" style:family="paragraph" style:parent-style-name="Standard">
      <style:text-properties fo:font-weight="bold" officeooo:rsid="001a6203" officeooo:paragraph-rsid="001a6203" style:font-weight-asian="bold" style:font-weight-complex="bold"/>
    </style:style>
    <style:style style:name="P13" style:family="paragraph" style:parent-style-name="Standard">
      <style:text-properties fo:font-weight="bold" officeooo:rsid="001c79d2" officeooo:paragraph-rsid="001c79d2" style:font-weight-asian="bold" style:font-weight-complex="bold"/>
    </style:style>
    <style:style style:name="P14" style:family="paragraph" style:parent-style-name="Standard">
      <style:text-properties fo:font-weight="bold" officeooo:rsid="001df2fc" officeooo:paragraph-rsid="001df2fc" style:font-weight-asian="bold" style:font-weight-complex="bold"/>
    </style:style>
    <style:style style:name="P15" style:family="paragraph" style:parent-style-name="Standard">
      <style:text-properties fo:font-weight="bold" officeooo:rsid="001ef315" officeooo:paragraph-rsid="001ef315" style:font-weight-asian="bold" style:font-weight-complex="bold"/>
    </style:style>
    <style:style style:name="P16" style:family="paragraph" style:parent-style-name="Standard">
      <style:text-properties officeooo:paragraph-rsid="000e829c"/>
    </style:style>
    <style:style style:name="P17" style:family="paragraph" style:parent-style-name="Standard">
      <style:text-properties fo:font-weight="normal" officeooo:rsid="000e829c" officeooo:paragraph-rsid="000e829c" style:font-weight-asian="normal" style:font-weight-complex="normal"/>
    </style:style>
    <style:style style:name="P18" style:family="paragraph" style:parent-style-name="Standard">
      <style:text-properties fo:font-weight="normal" officeooo:rsid="000ee488" officeooo:paragraph-rsid="000ee488" style:font-weight-asian="normal" style:font-weight-complex="normal"/>
    </style:style>
    <style:style style:name="P19" style:family="paragraph" style:parent-style-name="Standard">
      <style:text-properties fo:font-weight="normal" officeooo:rsid="00142142" officeooo:paragraph-rsid="00142142" style:font-weight-asian="normal" style:font-weight-complex="normal"/>
    </style:style>
    <style:style style:name="P20" style:family="paragraph" style:parent-style-name="Standard">
      <style:text-properties fo:font-weight="normal" officeooo:rsid="0015cdf1" officeooo:paragraph-rsid="0015cdf1" style:font-weight-asian="normal" style:font-weight-complex="normal"/>
    </style:style>
    <style:style style:name="P21" style:family="paragraph" style:parent-style-name="Standard">
      <style:text-properties fo:font-weight="normal" officeooo:rsid="0018887b" officeooo:paragraph-rsid="0018887b" style:font-weight-asian="normal" style:font-weight-complex="normal"/>
    </style:style>
    <style:style style:name="P22" style:family="paragraph" style:parent-style-name="Standard">
      <style:text-properties fo:font-weight="normal" officeooo:rsid="001a6203" officeooo:paragraph-rsid="001a6203" style:font-weight-asian="normal" style:font-weight-complex="normal"/>
    </style:style>
    <style:style style:name="P23" style:family="paragraph" style:parent-style-name="Standard">
      <style:text-properties officeooo:paragraph-rsid="0018887b"/>
    </style:style>
    <style:style style:name="P24" style:family="paragraph" style:parent-style-name="Standard">
      <style:text-properties officeooo:rsid="001c79d2" officeooo:paragraph-rsid="001c79d2"/>
    </style:style>
    <style:style style:name="P25" style:family="paragraph" style:parent-style-name="Standard" style:list-style-name="L1">
      <style:text-properties officeooo:rsid="000c4263" officeooo:paragraph-rsid="00044ff1"/>
    </style:style>
    <style:style style:name="P26" style:family="paragraph" style:parent-style-name="Standard" style:list-style-name="L1">
      <style:text-properties officeooo:rsid="000c4263" officeooo:paragraph-rsid="000c4263"/>
    </style:style>
    <style:style style:name="P27" style:family="paragraph" style:parent-style-name="Standard" style:list-style-name="L2">
      <style:text-properties officeooo:rsid="000768e2" officeooo:paragraph-rsid="000c4263"/>
    </style:style>
    <style:style style:name="P28" style:family="paragraph" style:parent-style-name="Standard" style:list-style-name="L3">
      <style:text-properties officeooo:rsid="000768e2" officeooo:paragraph-rsid="0007b577"/>
    </style:style>
    <style:style style:name="P29" style:family="paragraph" style:parent-style-name="Standard" style:list-style-name="L3">
      <style:text-properties officeooo:rsid="000768e2" officeooo:paragraph-rsid="000768e2"/>
    </style:style>
    <style:style style:name="P30" style:family="paragraph" style:parent-style-name="Standard" style:list-style-name="L3">
      <style:text-properties officeooo:rsid="0007b577" officeooo:paragraph-rsid="0007b577"/>
    </style:style>
    <style:style style:name="P31" style:family="paragraph" style:parent-style-name="Standard" style:list-style-name="L3">
      <style:text-properties officeooo:rsid="000e829c" officeooo:paragraph-rsid="000e829c"/>
    </style:style>
    <style:style style:name="P32" style:family="paragraph" style:parent-style-name="Standard" style:list-style-name="L5">
      <style:text-properties officeooo:rsid="000e829c" officeooo:paragraph-rsid="000e829c"/>
    </style:style>
    <style:style style:name="P33" style:family="paragraph" style:parent-style-name="Standard" style:list-style-name="L4">
      <style:text-properties officeooo:rsid="001c79d2" officeooo:paragraph-rsid="001c79d2"/>
    </style:style>
    <style:style style:name="P34" style:family="paragraph" style:parent-style-name="Standard" style:list-style-name="L4">
      <style:text-properties fo:font-weight="normal" officeooo:rsid="0018887b" officeooo:paragraph-rsid="001c79d2" style:font-weight-asian="normal" style:font-weight-complex="normal"/>
    </style:style>
    <style:style style:name="P35" style:family="paragraph" style:parent-style-name="Standard" style:list-style-name="L7">
      <style:text-properties fo:font-weight="normal" officeooo:rsid="0015cdf1" officeooo:paragraph-rsid="0015cdf1" style:font-weight-asian="normal" style:font-weight-complex="normal"/>
    </style:style>
    <style:style style:name="P36" style:family="paragraph" style:parent-style-name="Standard">
      <style:text-properties fo:font-weight="normal" officeooo:rsid="001a6203" officeooo:paragraph-rsid="001a6203" style:font-weight-asian="normal" style:font-weight-complex="normal"/>
    </style:style>
    <style:style style:name="P37" style:family="paragraph" style:parent-style-name="Standard">
      <style:text-properties fo:font-weight="normal" officeooo:rsid="001b7063" officeooo:paragraph-rsid="001b7063" style:font-weight-asian="normal" style:font-weight-complex="normal"/>
    </style:style>
    <style:style style:name="P38" style:family="paragraph" style:parent-style-name="Standard">
      <style:text-properties fo:font-weight="normal" officeooo:rsid="001df2fc" officeooo:paragraph-rsid="001df2fc" style:font-weight-asian="normal" style:font-weight-complex="normal"/>
    </style:style>
    <style:style style:name="P39" style:family="paragraph" style:parent-style-name="Standard" style:list-style-name="L8">
      <style:text-properties fo:font-weight="normal" officeooo:rsid="001df2fc" officeooo:paragraph-rsid="001df2fc" style:font-weight-asian="normal" style:font-weight-complex="normal"/>
    </style:style>
    <style:style style:name="P40" style:family="paragraph" style:parent-style-name="Standard">
      <style:text-properties fo:font-weight="normal" officeooo:rsid="001ef315" officeooo:paragraph-rsid="001ef315" style:font-weight-asian="normal" style:font-weight-complex="normal"/>
    </style:style>
    <style:style style:name="P41" style:family="paragraph" style:parent-style-name="Standard">
      <style:text-properties fo:font-weight="normal" officeooo:rsid="002037b3" officeooo:paragraph-rsid="002037b3" style:font-weight-asian="normal" style:font-weight-complex="normal"/>
    </style:style>
    <style:style style:name="P42" style:family="paragraph" style:parent-style-name="Standard" style:list-style-name="L8">
      <style:text-properties fo:font-weight="normal" officeooo:rsid="0022122f" officeooo:paragraph-rsid="0022122f" style:font-weight-asian="normal" style:font-weight-complex="normal"/>
    </style:style>
    <style:style style:name="P43" style:family="paragraph" style:parent-style-name="Standard">
      <style:text-properties fo:font-weight="normal" officeooo:rsid="00228ea1" officeooo:paragraph-rsid="00228ea1" style:font-weight-asian="normal" style:font-weight-complex="normal"/>
    </style:style>
    <style:style style:name="P44" style:family="paragraph" style:parent-style-name="Standard" style:list-style-name="L5">
      <style:text-properties officeooo:rsid="000dd07e" officeooo:paragraph-rsid="000dd07e"/>
    </style:style>
    <style:style style:name="P45" style:family="paragraph" style:parent-style-name="Standard" style:list-style-name="L6">
      <style:text-properties officeooo:rsid="000ee488" officeooo:paragraph-rsid="000ee488"/>
    </style:style>
    <style:style style:name="P46" style:family="paragraph" style:parent-style-name="Standard" style:list-style-name="L6">
      <style:text-properties officeooo:rsid="000f6d27" officeooo:paragraph-rsid="000f6d27"/>
    </style:style>
    <style:style style:name="P47" style:family="paragraph" style:parent-style-name="Standard" style:list-style-name="L6">
      <style:text-properties officeooo:rsid="0010ffff" officeooo:paragraph-rsid="0010ffff"/>
    </style:style>
    <style:style style:name="P48" style:family="paragraph" style:parent-style-name="Standard" style:list-style-name="L7">
      <style:text-properties fo:font-weight="bold" officeooo:rsid="00142142" officeooo:paragraph-rsid="00142142" style:font-weight-asian="bold" style:font-weight-complex="bold"/>
    </style:style>
    <style:style style:name="P49" style:family="paragraph" style:parent-style-name="Standard">
      <style:text-properties fo:font-weight="bold" officeooo:rsid="00228ea1" officeooo:paragraph-rsid="00228ea1" style:font-weight-asian="bold" style:font-weight-complex="bold"/>
    </style:style>
    <style:style style:name="P50" style:family="paragraph" style:parent-style-name="Standard" style:list-style-name="L9">
      <style:text-properties officeooo:paragraph-rsid="001ef315"/>
    </style:style>
    <style:style style:name="P51" style:family="paragraph" style:parent-style-name="Standard">
      <style:paragraph-properties fo:margin-left="0.4925in" fo:margin-right="0in" fo:text-indent="0in" style:auto-text-indent="false"/>
      <style:text-properties fo:font-weight="normal" officeooo:rsid="00242e4e" officeooo:paragraph-rsid="00242e4e" style:font-weight-asian="normal" style:font-weight-complex="normal"/>
    </style:style>
    <style:style style:name="P52" style:family="paragraph" style:parent-style-name="Standard">
      <style:paragraph-properties fo:margin-left="0.4925in" fo:margin-right="0in" fo:text-indent="0in" style:auto-text-indent="false"/>
      <style:text-properties fo:font-style="italic" style:text-underline-style="solid" style:text-underline-width="auto" style:text-underline-color="font-color" fo:font-weight="normal" officeooo:rsid="00242e4e" officeooo:paragraph-rsid="00242e4e" style:font-style-asian="italic" style:font-weight-asian="normal" style:font-style-complex="italic" style:font-weight-complex="normal"/>
    </style:style>
    <style:style style:name="P53" style:family="paragraph" style:parent-style-name="Standard">
      <style:paragraph-properties fo:margin-left="0in" fo:margin-right="0in" fo:text-indent="0in" style:auto-text-indent="false"/>
      <style:text-properties fo:font-weight="normal" officeooo:rsid="00242e4e" officeooo:paragraph-rsid="00242e4e" style:font-weight-asian="normal" style:font-weight-complex="normal"/>
    </style:style>
    <style:style style:name="T1" style:family="text">
      <style:text-properties fo:font-size="28pt" style:font-size-asian="28pt" style:font-size-complex="28pt"/>
    </style:style>
    <style:style style:name="T2" style:family="text">
      <style:text-properties fo:font-size="28pt" fo:font-weight="normal" officeooo:rsid="000e829c" style:font-size-asian="28pt" style:font-weight-asian="normal" style:font-size-complex="28pt" style:font-weight-complex="normal"/>
    </style:style>
    <style:style style:name="T3" style:family="text">
      <style:text-properties officeooo:rsid="0007b577"/>
    </style:style>
    <style:style style:name="T4" style:family="text">
      <style:text-properties officeooo:rsid="00093624"/>
    </style:style>
    <style:style style:name="T5" style:family="text">
      <style:text-properties fo:font-weight="bold"/>
    </style:style>
    <style:style style:name="T6" style:family="text">
      <style:text-properties fo:font-weight="bold" officeooo:rsid="00093624"/>
    </style:style>
    <style:style style:name="T7" style:family="text">
      <style:text-properties fo:color="#3465a4"/>
    </style:style>
    <style:style style:name="T8" style:family="text">
      <style:text-properties officeooo:rsid="000e829c"/>
    </style:style>
    <style:style style:name="T9" style:family="text">
      <style:text-properties fo:font-weight="normal" style:font-weight-asian="normal" style:font-weight-complex="normal"/>
    </style:style>
    <style:style style:name="T10" style:family="text">
      <style:text-properties fo:font-weight="normal" officeooo:rsid="000e829c" style:font-weight-asian="normal" style:font-weight-complex="normal"/>
    </style:style>
    <style:style style:name="T11" style:family="text">
      <style:text-properties fo:font-weight="normal" officeooo:rsid="000f6d27" style:font-weight-asian="normal" style:font-weight-complex="normal"/>
    </style:style>
    <style:style style:name="T12" style:family="text">
      <style:text-properties fo:font-weight="normal" officeooo:rsid="0011b96f" style:font-weight-asian="normal" style:font-weight-complex="normal"/>
    </style:style>
    <style:style style:name="T13" style:family="text">
      <style:text-properties fo:font-weight="normal" officeooo:rsid="0015cdf1" style:font-weight-asian="normal" style:font-weight-complex="normal"/>
    </style:style>
    <style:style style:name="T14" style:family="text">
      <style:text-properties fo:font-weight="normal" officeooo:rsid="001602c8" style:font-weight-asian="normal" style:font-weight-complex="normal"/>
    </style:style>
    <style:style style:name="T15" style:family="text">
      <style:text-properties fo:font-weight="normal" officeooo:rsid="0018887b" style:font-weight-asian="normal" style:font-weight-complex="normal"/>
    </style:style>
    <style:style style:name="T16" style:family="text">
      <style:text-properties officeooo:rsid="0013a0ac"/>
    </style:style>
    <style:style style:name="T17" style:family="text">
      <style:text-properties officeooo:rsid="001b7063"/>
    </style:style>
    <style:style style:name="T18" style:family="text">
      <style:text-properties officeooo:rsid="001c79d2"/>
    </style:style>
    <style:style style:name="T19" style:family="text">
      <style:text-properties officeooo:rsid="001d7a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BBF Notes and Observations</text:h>
      <text:p text:style-name="P1">Things of interest and questions to be answered for the ticket project.</text:p>
      <text:p text:style-name="P1"/>
      <text:p text:style-name="P1"><text:span text:style-name="T1">Q:</text:span> will it be required that ticket purchases require that the user create and/or log into the system?</text:p>
      <text:list xml:id="list4017506056" text:style-name="L1">
        <text:list-item>
          <text:p text:style-name="P25">requires WP config change to allow anyone to register on the site to get an RSVP.</text:p>
        </text:list-item>
        <text:list-item>
          <text:p text:style-name="P26">If ET Pro installed, tickets can also be required to create/use an account.</text:p>
        </text:list-item>
        <text:list-item>
          <text:p text:style-name="P26">More info at the documentation page.</text:p>
        </text:list-item>
      </text:list>
      <text:p text:style-name="P1"/>
      <text:p text:style-name="P2">On dev.pacwilica.org:</text:p>
      <text:list xml:id="list237236526" text:style-name="L2">
        <text:list-item>
          <text:p text:style-name="P27">installed and enabled Event Tickets</text:p>
        </text:list-item>
        <text:list-item>
          <text:p text:style-name="P27">in<text:span text:style-name="T4">i</text:span>tial testing shows ability to do RSVP for events</text:p>
        </text:list-item>
        <text:list-item>
          <text:p text:style-name="P27">able to limit attendees based on max allowed</text:p>
        </text:list-item>
      </text:list>
      <text:p text:style-name="P4"/>
      <text:list xml:id="list2590740262" text:style-name="L3">
        <text:list-item>
          <text:p text:style-name="P28">Need to install Event Tickets Pro and test ticket payments. <text:s/></text:p>
        </text:list-item>
        <text:list-item>
          <text:p text:style-name="P30">Event Tickets Pro does not require a license only if/when a new update is to be applied.</text:p>
        </text:list-item>
        <text:list-item>
          <text:p text:style-name="P29"><text:span text:style-name="T3">particularly</text:span> <text:span text:style-name="T3">interested</text:span> in how payments of <text:span text:style-name="T3">multiple</text:span> event tickets are handled. <text:s/>Hopefully they are grouped as one purchase for multiple events rather than individually.</text:p>
        </text:list-item>
        <text:list-item>
          <text:p text:style-name="P31">Hours: 5.0</text:p>
        </text:list-item>
      </text:list>
      <text:p text:style-name="P2"/>
      <text:p text:style-name="P13">Plugins required:</text:p>
      <text:list xml:id="list2028116537" text:style-name="L4">
        <text:list-item>
          <text:p text:style-name="P33">Event Calendar (Free)</text:p>
        </text:list-item>
        <text:list-item>
          <text:p text:style-name="P33">Event Calendar Pro ($89/year)</text:p>
        </text:list-item>
        <text:list-item>
          <text:p text:style-name="P33">Event Tickets</text:p>
        </text:list-item>
        <text:list-item>
          <text:p text:style-name="P33">Event Tickets Plus ($89/year)</text:p>
        </text:list-item>
        <text:list-item>
          <text:p text:style-name="P34">EC Filter Bar <text:span text:style-name="T17">($89/year)</text:span></text:p>
        </text:list-item>
        <text:list-item>
          <text:p text:style-name="P34"/>
        </text:list-item>
      </text:list>
      <text:p text:style-name="P24"/>
      <text:p text:style-name="P3"><text:span text:style-name="T6">ET </text:span><text:span text:style-name="T5">Documentation</text:span></text:p>
      <text:p text:style-name="P3"><text:a xlink:type="simple" xlink:href="https://theeventscalendar.com/knowledgebase/new-user-primer-event-tickets/?utm_medium=plugin-tickets&amp;utm_source=readme&amp;utm_campaign=in-app?utm_medium=plugin-tickets&amp;utm_source=readme&amp;utm_campaign=in-app" text:style-name="Internet_20_link" text:visited-style-name="Visited_20_Internet_20_Link"><text:span text:style-name="T7">https://theeventscalendar.com/knowledgebase/new-user-primer-event-tickets/?utm_medium=plugin-tickets&amp;utm_source=readme&amp;utm_campaign=in-app?utm_medium=plugin-tickets&amp;utm_source=readme&amp;utm_campaign=in-app</text:span></text:a></text:p>
      <text:p text:style-name="P2"/>
      <text:p text:style-name="Standard">The “REST” acronym stands for “REpresentational State Transfer” </text:p>
      <text:p text:style-name="Standard"/>
      <text:p text:style-name="P4"><text:span text:style-name="T6">ET </text:span><text:span text:style-name="T5">REST API Doc<text:line-break/></text:span><text:a xlink:type="simple" xlink:href="https://www.google.com/url?sa=t&amp;rct=j&amp;q=&amp;esrc=s&amp;source=web&amp;cd=1&amp;ved=0ahUKEwjb7cqBqojYAhVN2GMKHdiND5kQFggpMAA&amp;url=https%3A%2F%2Ftheeventscalendar.com%2Fknowledgebase%2Fintroduction-events-calendar-rest-api%2F&amp;usg=AOvVaw3jSwscup8sAJwhYItVr64w" text:style-name="Internet_20_link" text:visited-style-name="Visited_20_Internet_20_Link"><text:span text:style-name="T7">https://www.google.com/url?sa=t&amp;rct=j&amp;q=&amp;esrc=s&amp;source=web&amp;cd=1&amp;ved=0ahUKEwjb7cqBqojYAhVN2GMKHdiND5kQFggpMAA&amp;url=https%3A%2F%2Ftheeventscalendar.com%2Fknowledgebase%2Fintroduction-events-calendar-rest-api%2F&amp;usg=AOvVaw3jSwscup8sAJwhYItVr64w</text:span></text:a></text:p>
      <text:p text:style-name="P5"/>
      <text:p text:style-name="P6">NOTE: the REST API is complicated and needs lots of study and insights that would be very costly time-wise. <text:s/><text:span text:style-name="T19">Really don't see a need to add or change any functionality that already exists.</text:span></text:p>
      <text:p text:style-name="P6"/>
      <text:p text:style-name="P7">Research results for 12/21/2017</text:p>
      <text:list xml:id="list3845206981" text:style-name="L5">
        <text:list-item>
          <text:p text:style-name="P44">Event Aggregator is not needed as the CSV import functionality is built into the EC</text:p>
        </text:list-item>
        <text:list-item>
          <text:p text:style-name="P44">Unable to locate the format needed for the CSV file for event, venue and ? Import files.</text:p>
        </text:list-item>
        <text:list-item>
          <text:p text:style-name="P44">Cannot download and test the Tickets Plus product without buying a license.</text:p>
        </text:list-item>
        <text:list-item>
          <text:p text:style-name="P32">Hours: 2.5</text:p>
        </text:list-item>
      </text:list>
      <text:p text:style-name="P7"/>
      <text:p text:style-name="P8"><text:soft-page-break/>URL for CSV file format definitions:</text:p>
      <text:p text:style-name="P8"><text:a xlink:type="simple" xlink:href="https://theeventscalendar.com/knowledgebase/csv-files-options-and-examples/" text:style-name="Internet_20_link" text:visited-style-name="Visited_20_Internet_20_Link"><text:span text:style-name="T9">https://theeventscalendar.com/knowledgebase/csv-files-options-and-examples/</text:span></text:a></text:p>
      <text:p text:style-name="P17">Also included are links to download example files of all import file types.</text:p>
      <text:p text:style-name="P17"/>
      <text:p text:style-name="P16"><text:span text:style-name="T2">Q:</text:span><text:span text:style-name="T10"> Can we use the events category, tag</text:span><text:span text:style-name="T14">(s)</text:span><text:span text:style-name="T10"> or defined 'slug' as a classification mechanism for listing the events in a custom page. <text:s/>Field Trip vs Presentation vs ?? <text:s/>This would allow use of the widgets </text:span><text:span text:style-name="T8">plus filters </text:span><text:span text:style-name="T10">to list various events.</text:span></text:p>
      <text:p text:style-name="P17"/>
      <text:list xml:id="list2339006126" text:style-name="L6">
        <text:list-item>
          <text:p text:style-name="P45"><text:span text:style-name="T10">S</text:span><text:span text:style-name="T9">hould use the MBBF event number as the event id so that it can be uniquely identified in the Event Calendar.</text:span></text:p>
        </text:list-item>
        <text:list-item>
          <text:p text:style-name="P45"><text:span text:style-name="T9">Should probably break out the event 'venue' as a separate entity with its own unique code </text:span><text:span text:style-name="T11">(the MBBF 'Site Code' is a good candidate)</text:span><text:span text:style-name="T9"> to load independent of the event. <text:s/></text:span><text:span text:style-name="T11">This might mean that a completely separate db table be set up just for venue definitions.</text:span></text:p>
        </text:list-item>
        <text:list-item>
          <text:p text:style-name="P46"><text:span text:style-name="T9">Should the 'leaders' be defined as the EC 'organizers'? <text:s/>This would facilitate listing events for a specific leader (might have to limit this to just the leader1 position.) <text:s/></text:span><text:span text:style-name="T12">NOTE: the EC plug-in 'relabeler' has been installed in the dev.pacwilica.org system and used to successfully change 'Organizers' to 'Leaders'.</text:span></text:p>
        </text:list-item>
        <text:list-item>
          <text:p text:style-name="P47"><text:span text:style-name="T9">NOTE: short codes for listing venues and organizers </text:span><text:span text:style-name="T13">have been</text:span><text:span text:style-name="T9"> downloaded and installed as a plug-in.</text:span></text:p>
        </text:list-item>
      </text:list>
      <text:p text:style-name="P17"/>
      <text:p text:style-name="P9"><text:span text:style-name="T8">U</text:span>RL for <text:span text:style-name="T16">EC/ECP</text:span> shortcodes available:</text:p>
      <text:p text:style-name="P9"><text:a xlink:type="simple" xlink:href="https://theeventscalendar.com/knowledgebase-tag/shortcodes/" text:style-name="Internet_20_link" text:visited-style-name="Visited_20_Internet_20_Link"><text:span text:style-name="T9">https://theeventscalendar.com/knowledgebase-tag/shortcodes/</text:span></text:a></text:p>
      <text:p text:style-name="P18"/>
      <text:p text:style-name="P10">URL for plug-in for renam<text:span text:style-name="T16">i</text:span>ng of events, venues and organizers labels <text:span text:style-name="T18">(FREE)</text:span></text:p>
      <text:p text:style-name="P10"><text:a xlink:type="simple" xlink:href="https://theeventscalendar.com/extensions/change-labels-events-venues-organizers/" text:style-name="Internet_20_link" text:visited-style-name="Visited_20_Internet_20_Link"><text:span text:style-name="T9">https://theeventscalendar.com/extensions/change-labels-events-venues-organizers/</text:span></text:a></text:p>
      <text:p text:style-name="P19">NOTE: <text:s/>The use of this seems to work but only sometimes. <text:s/>Updates to the venue labels and organizers labels did not seem to get applied consistently. <text:s/>Dunno why but needs more testing.</text:p>
      <text:p text:style-name="P19"/>
      <text:p text:style-name="P19">Research notes for 12/21 </text:p>
      <text:list xml:id="list2619774140" text:style-name="L7">
        <text:list-item>
          <text:p text:style-name="P48"><text:span text:style-name="T9">likely possible to be able to load the individual leaders into the calendar as 'organizer'. <text:s/>Possible multiple could be loaded using comma </text:span><text:span text:style-name="T13">separations.</text:span><text:span text:style-name="T9"> <text:s/>This would allow linkage to event planning leader info </text:span><text:span text:style-name="T13">(</text:span><text:span text:style-name="T9">as a modal?).</text:span></text:p>
        </text:list-item>
        <text:list-item>
          <text:p text:style-name="P48"><text:span text:style-name="T9">Possible to load the venues as a stand alone upload but will require work in the event organizer to isolate the venue info into a single table containing the specific info about each venue. <text:s/>Changes </text:span><text:span text:style-name="T13">would also be necessary to allow display venue info from the event record.</text:span></text:p>
        </text:list-item>
        <text:list-item>
          <text:p text:style-name="P35">Possible to import event info into the calendar from the event planner.</text:p>
          <text:list>
            <text:list-item>
              <text:p text:style-name="P35">Use the event number as the id.</text:p>
            </text:list-item>
            <text:list-item>
              <text:p text:style-name="P35">Use the event tag info appropriately.</text:p>
            </text:list-item>
            <text:list-item>
              <text:p text:style-name="P35">Use the event 'slug' definition for event classification as well?</text:p>
            </text:list-item>
          </text:list>
        </text:list-item>
        <text:list-item>
          <text:p text:style-name="P35">Hours: 7</text:p>
        </text:list-item>
      </text:list>
      <text:p text:style-name="P20"/>
      <text:p text:style-name="P11">EC Filter Bar <text:span text:style-name="T17">($89/year)</text:span></text:p>
      <text:p text:style-name="P21">URL: <text:a xlink:type="simple" xlink:href="https://theeventscalendar.com/product/wordpress-events-filterbar/" text:style-name="Internet_20_link" text:visited-style-name="Visited_20_Internet_20_Link">https://theeventscalendar.com/product/wordpress-events-filterbar/</text:a></text:p>
      <text:p text:style-name="P23"><text:span text:style-name="T15">This plug-in opton is $89 license to allow filtering searches of a large number of events. <text:s/></text:span>Users can search for events by Event Category, post tag, venue, organizer, day of the week, time of day, and price. If you’ve got Events Calendar PRO, there is also a distance filter to go along with PRO’s location search. Of course, you can pick and choose which filters are available to users on the front end. You can decide if the filter bar is horizontal under the search options (great for narrow sites and mobile) or vertical like a sidebar (best for full width calendars).</text:p>
      <text:p text:style-name="P23"/>
      <text:p text:style-name="P12">CSV Import File</text:p>
      <text:p text:style-name="P22">URL: https://theeventscalendar.com/knowledgebase/importing-data-from-a-csv-file/</text:p>
      <text:p text:style-name="P22"><text:soft-page-break/>The column names can be anything in any order as the facility is provided to map the columns into almost ALL the event attribute that exist. <text:s/>Of specific note is that multiple 'tags' can be defined for an event that will provide listing options if the filter bar option is used. <text:s/>Also to note is that all data currently defined in the Event Planning System can be directly imported into EC either in system defined fields or as extra fields defined in the settings 'Display' tab.</text:p>
      <text:p text:style-name="P22"/>
      <text:p text:style-name="P37">NOTE: HTML markup data is acceptable for most 'extended' text fields such as descriptions of events, venues, tickets and leaders.</text:p>
      <text:p text:style-name="P22"/>
      <text:p text:style-name="P14">Payment Processing Options</text:p>
      <text:p text:style-name="P38">Woo Commerce </text:p>
      <text:list xml:id="list2521064985" text:style-name="L8">
        <text:list-item>
          <text:p text:style-name="P39">allows payments by check or credit card via PayPal.</text:p>
        </text:list-item>
        <text:list-item>
          <text:p text:style-name="P39">If checks allowed, instructions for where and how to send them for payments needs to be configured.</text:p>
        </text:list-item>
        <text:list-item>
          <text:p text:style-name="P39">If PayPal, an account would have to be set up if one doesn't already exists. <text:s/></text:p>
        </text:list-item>
        <text:list-item>
          <text:p text:style-name="P42">CSV imports for tickets/RSVP info seems to integrated into Woo Commerce for ticket info.</text:p>
        </text:list-item>
      </text:list>
      <text:p text:style-name="P38">EventBright</text:p>
      <text:list xml:id="list3943467430" text:style-name="L9">
        <text:list-item>
          <text:p text:style-name="P50">Determine the type of tickets, payment options (fixed, donation, or free), and quantity right from the event editor. </text:p>
        </text:list-item>
        <text:list-item>
          <text:p text:style-name="P50">Events are created on your WordPress site <text:span text:style-name="Emphasis">and </text:span>in your account on <text:a xlink:type="simple" xlink:href="http://www.eventbrite.com/r/etp" text:style-name="Internet_20_link" text:visited-style-name="Visited_20_Internet_20_Link">Eventbrite.com</text:a>. </text:p>
        </text:list-item>
        <text:list-item>
          <text:p text:style-name="P50">Visitors to your site will see a schnazzy tickets form and can click to be redirected to Eventbrite.com to purchase. </text:p>
        </text:list-item>
        <text:list-item>
          <text:p text:style-name="P50">Ticket availability numbers will update as people purchase tickets and show a Sold Out! message if you run out. </text:p>
        </text:list-item>
        <text:list-item>
          <text:p text:style-name="P50">You can also import events directly from your <text:a xlink:type="simple" xlink:href="http://www.eventbrite.com/r/etp" text:style-name="Internet_20_link" text:visited-style-name="Visited_20_Internet_20_Link">Eventbrite.com</text:a> account into your WordPress site.</text:p>
        </text:list-item>
      </text:list>
      <text:p text:style-name="P38"/>
      <text:p text:style-name="P38"/>
      <text:p text:style-name="P15">Change the appearance – Themer's Guide</text:p>
      <text:p text:style-name="P15"><text:span text:style-name="T9">URL </text:span><text:a xlink:type="simple" xlink:href="https://theeventscalendar.com/knowledgebase/themers-guide/" text:style-name="Internet_20_link" text:visited-style-name="Visited_20_Internet_20_Link"><text:span text:style-name="T9">https://theeventscalendar.com/knowledgebase/themers-guide/</text:span></text:a></text:p>
      <text:p text:style-name="P40">How to change the themes and presentation on EC pages.</text:p>
      <text:p text:style-name="P40"/>
      <text:p text:style-name="P41">Total Hours (1/1/2018): 7</text:p>
      <text:p text:style-name="P41"/>
      <text:p text:style-name="P49">Big Potential Problem</text:p>
      <text:p text:style-name="P43">The current ticketing setup allows a single registrant to sign up as many as 3 additional people and requires all to provide the first name, last name, age group and sign-up type (attendee vs volunteer vs leader vs board member.) <text:s/>??How will multiple people be registered and paid for in a new ticket system by a single person??</text:p>
      <text:p text:style-name="P43"/>
      <text:p text:style-name="P52">There currently no known way to register all those that are in a group that the purchaser is buying tickets for. <text:s/>Further research will be undertaken but it would seem not to be possible.</text:p>
      <text:p text:style-name="P51"/>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Gotham 4r" svg:font-family="'Gotham 4r', 'Gotham A', 'Gotham B', Helvetica, Arial, sans-serif"/>
    <style:font-face style:name="Times New Roman" svg:font-family="'Times New Roman'" style:font-family-generic="roma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0:44:28.775238221</meta:creation-date>
    <dc:title>default</dc:title>
    <meta:editing-duration>P1DT4H28M52S</meta:editing-duration>
    <meta:editing-cycles>15</meta:editing-cycles>
    <meta:generator>LibreOffice/5.4.2.2$Linux_X86_64 LibreOffice_project/40m0$Build-2</meta:generator>
    <meta:initial-creator>Dave Klinzman</meta:initial-creator>
    <dc:date>2018-01-02T21:47:02.723573698</dc:date>
    <dc:creator>Dave Klinzman</dc:creator>
    <meta:printed-by>Dave Klinzman</meta:printed-by>
    <meta:print-date>2018-01-01T17:07:51.756027449</meta:print-date>
    <meta:document-statistic meta:table-count="0" meta:image-count="0" meta:object-count="0" meta:page-count="3" meta:paragraph-count="78" meta:word-count="1152" meta:character-count="7398" meta:non-whitespace-character-count="6333"/>
    <meta:template xlink:type="simple" xlink:actuate="onRequest" xlink:title="default" xlink:href="../../.config/libreoffice/4/user/template/default.ott" meta:date="2017-12-20T10:44:23.877676691"/>
  </office:meta>
</office:document-meta>
</file>